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image1.jpeg" manifest:media-type="image/jpeg"/>
  <manifest:file-entry manifest:full-path="Pictures/image2.jpeg" manifest:media-type="image/jpeg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automatic-styles>
    <style:style style:name="gp0" style:family="drawing-page">
      <style:drawing-page-properties draw:fill="solid" draw:fill-color="#ffffff" presentation:background-objects-visible="false" presentation:display-header="false" presentation:display-footer="false" presentation:display-page-number="false" presentation:display-date-time="false"/>
    </style:style>
    <style:style style:name="gr1" style:family="graphic">
      <style:graphic-properties draw:stroke="none" draw:auto-grow-width="false" draw:auto-grow-height="false" draw:fill="none"/>
    </style:style>
    <style:style style:name="pr2" style:family="presentation">
      <style:graphic-properties draw:stroke="none" draw:fill="bitmap" draw:fill-image-name="Img0" style:repeat="stretch"/>
    </style:style>
    <style:style style:name="gr3" style:family="graphic">
      <style:graphic-properties draw:stroke="none" draw:auto-grow-width="false" draw:auto-grow-height="false" draw:fill="none"/>
    </style:style>
    <style:style style:name="pr4" style:family="presentation">
      <style:graphic-properties draw:stroke="none" draw:fill="bitmap" draw:fill-image-name="Img1" style:repeat="stretch"/>
    </style:style>
    <style:style style:name="gr5" style:family="graphic">
      <style:graphic-properties draw:stroke="none" draw:auto-grow-width="false" draw:auto-grow-height="false" draw:fill="none"/>
    </style:style>
    <style:style style:name="pr6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7" style:family="paragraph">
      <style:paragraph-properties style:font-independent-line-spacing="true"/>
    </style:style>
    <style:style style:name="P8" style:family="paragraph">
      <style:paragraph-properties fo:line-height="1.891cm" fo:text-align="left" style:tab-stop-distance="0.99961in" fo:margin-left="0in" fo:margin-right="0in" fo:text-indent="0in" fo:margin-top="-0in" fo:margin-bottom="-0in"/>
    </style:style>
    <style:style style:name="T9" style:family="text">
      <style:text-properties fo:color="#000000" style:text-outline="false" style:text-position="0% 100%" fo:font-family="'Liberation Sans'" style:font-family-asian="'Arial'" style:font-family-complex="'Liberation Sans'" fo:font-size="48pt" fo:letter-spacing="normal" style:font-relief="none" style:letter-kerning="true"/>
    </style:style>
    <style:style style:name="gr10" style:family="graphic">
      <style:graphic-properties draw:stroke="none" draw:auto-grow-width="false" draw:auto-grow-height="false" draw:fill="none"/>
    </style:style>
    <style:style style:name="pr11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2" style:family="paragraph">
      <style:paragraph-properties style:font-independent-line-spacing="true"/>
    </style:style>
    <style:style style:name="P13" style:family="paragraph">
      <style:paragraph-properties fo:line-height="1.891cm" fo:text-align="left" style:tab-stop-distance="0.99961in" fo:margin-left="0in" fo:margin-right="0in" fo:text-indent="0in" fo:margin-top="-0in" fo:margin-bottom="-0in"/>
    </style:style>
    <style:style style:name="T14" style:family="text">
      <style:text-properties fo:color="#000000" style:text-outline="false" style:text-position="0% 100%" fo:font-family="'Liberation Sans'" style:font-family-asian="'Arial'" style:font-family-complex="'Liberation Sans'" fo:font-size="48pt" fo:letter-spacing="normal" style:font-relief="none" style:letter-kerning="true"/>
    </style:style>
    <style:style style:name="P15" style:family="paragraph">
      <style:paragraph-properties fo:line-height="0.58cm" fo:text-align="left" style:tab-stop-distance="0.99961in" fo:margin-left="0in" fo:margin-right="0in" fo:text-indent="0in" fo:margin-top="0.02332in" fo:margin-bottom="-0in"/>
    </style:style>
    <style:style style:name="T16" style:family="text">
      <style:text-properties fo:color="#000000" style:text-outline="false" style:text-position="0% 100%" fo:font-family="'Liberation Sans'" style:font-family-asian="'Arial'" style:font-family-complex="'Liberation Sans'" fo:font-size="14.5pt" fo:letter-spacing="-0.023cm" style:font-relief="none" style:letter-kerning="true"/>
    </style:style>
    <style:style style:name="T17" style:family="text">
      <style:text-properties fo:color="#000000" style:text-outline="false" style:text-position="0% 100%" fo:font-family="'Liberation Sans'" style:font-family-asian="'Arial'" style:font-family-complex="'Liberation Sans'" fo:font-size="14.5pt" fo:letter-spacing="-0.01cm" style:font-relief="none" style:letter-kerning="true"/>
    </style:style>
    <style:style style:name="T18" style:family="text">
      <style:text-properties fo:color="#000000" style:text-outline="false" style:text-position="0% 100%" fo:font-family="'Liberation Sans'" style:font-family-asian="'Arial'" style:font-family-complex="'Liberation Sans'" fo:font-size="14.5pt" fo:letter-spacing="-0.018cm" style:font-relief="none" style:letter-kerning="true"/>
    </style:style>
    <style:style style:name="T19" style:family="text">
      <style:text-properties fo:color="#000000" style:text-outline="false" style:text-position="0% 100%" fo:font-family="'Liberation Sans'" style:font-family-asian="'Arial'" style:font-family-complex="'Liberation Sans'" fo:font-size="14.5pt" fo:letter-spacing="-0.015cm" style:font-relief="none" style:letter-kerning="true"/>
    </style:style>
    <style:style style:name="T20" style:family="text">
      <style:text-properties fo:color="#000000" style:text-outline="false" style:text-position="0% 100%" fo:font-family="'Liberation Sans'" style:font-family-asian="'Arial'" style:font-family-complex="'Liberation Sans'" fo:font-size="14.5pt" fo:letter-spacing="-0.025cm" style:font-relief="none" style:letter-kerning="true"/>
    </style:style>
    <style:style style:name="P21" style:family="paragraph">
      <style:paragraph-properties fo:line-height="0.433cm" fo:text-align="left" style:tab-stop-distance="0.99961in" fo:margin-left="0in" fo:margin-right="0in" fo:text-indent="0in" fo:margin-top="0.17535in" fo:margin-bottom="-0in"/>
    </style:style>
    <style:style style:name="T22" style:family="text">
      <style:text-properties fo:color="#000000" style:text-outline="false" style:text-position="0% 100%" fo:font-family="'Liberation Sans'" style:font-family-asian="'Arial'" style:font-family-complex="'Liberation Sans'" fo:font-size="11pt" fo:letter-spacing="normal" style:font-relief="none" fo:font-weight="bold"/>
    </style:style>
    <style:style style:name="gr23" style:family="graphic">
      <style:graphic-properties draw:stroke="none" draw:auto-grow-width="false" draw:auto-grow-height="false" draw:fill="none"/>
    </style:style>
    <style:style style:name="pr24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25" style:family="paragraph">
      <style:paragraph-properties style:font-independent-line-spacing="true"/>
    </style:style>
    <style:style style:name="P26" style:family="paragraph">
      <style:paragraph-properties fo:line-height="0.552cm" fo:text-align="left" style:tab-stop-distance="0.99961in" fo:margin-left="0in" fo:margin-right="0in" fo:text-indent="0in" fo:margin-top="-0in" fo:margin-bottom="-0in"/>
    </style:style>
    <style:style style:name="T27" style:family="text">
      <style:text-properties fo:color="#548ab7" style:text-outline="false" style:text-position="0% 100%" fo:font-family="'Liberation Sans'" style:font-family-asian="'Arial'" style:font-family-complex="'Liberation Sans'" fo:font-size="14pt" fo:letter-spacing="normal" style:font-relief="none" fo:font-weight="bold" style:letter-kerning="true"/>
    </style:style>
    <style:style style:name="gr28" style:family="graphic">
      <style:graphic-properties draw:stroke="none" draw:auto-grow-width="false" draw:auto-grow-height="false" draw:fill="none"/>
    </style:style>
    <style:style style:name="pr29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30" style:family="paragraph">
      <style:paragraph-properties style:font-independent-line-spacing="true"/>
    </style:style>
    <style:style style:name="P31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32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33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3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T35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8cm" style:font-relief="none"/>
    </style:style>
    <style:style style:name="T36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37" style:family="paragraph">
      <style:paragraph-properties fo:line-height="0.355cm" fo:text-align="left" style:tab-stop-distance="0.99961in" fo:margin-left="0in" fo:margin-right="0in" fo:text-indent="0in" fo:margin-top="0.01097in" fo:margin-bottom="-0in"/>
    </style:style>
    <style:style style:name="T38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T39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8cm" style:font-relief="none"/>
    </style:style>
    <style:style style:name="T40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41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42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T43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9cm" style:font-relief="none"/>
    </style:style>
    <style:style style:name="T4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45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46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T47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9cm" style:font-relief="none"/>
    </style:style>
    <style:style style:name="T48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49" style:family="paragraph">
      <style:paragraph-properties fo:line-height="0.355cm" fo:text-align="left" style:tab-stop-distance="0.99961in" fo:margin-left="0in" fo:margin-right="0in" fo:text-indent="0in" fo:margin-top="0.01097in" fo:margin-bottom="-0in"/>
    </style:style>
    <style:style style:name="T50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T51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9cm" style:font-relief="none"/>
    </style:style>
    <style:style style:name="T52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53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5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55" style:family="graphic">
      <style:graphic-properties draw:stroke="none" draw:auto-grow-width="false" draw:auto-grow-height="false" draw:fill="none"/>
    </style:style>
    <style:style style:name="pr56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57" style:family="paragraph">
      <style:paragraph-properties style:font-independent-line-spacing="true"/>
    </style:style>
    <style:style style:name="P58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59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 fo:font-weight="bold"/>
    </style:style>
    <style:style style:name="P60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61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62" style:family="paragraph">
      <style:paragraph-properties fo:line-height="0.355cm" fo:text-align="left" style:tab-stop-distance="0.99961in" fo:margin-left="0in" fo:margin-right="0in" fo:text-indent="0in" fo:margin-top="0.01097in" fo:margin-bottom="-0in"/>
    </style:style>
    <style:style style:name="T63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64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65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66" style:family="graphic">
      <style:graphic-properties draw:stroke="none" draw:auto-grow-width="false" draw:auto-grow-height="false" draw:fill="none"/>
    </style:style>
    <style:style style:name="pr67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68" style:family="paragraph">
      <style:paragraph-properties style:font-independent-line-spacing="true"/>
    </style:style>
    <style:style style:name="P69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70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 fo:font-weight="bold"/>
    </style:style>
    <style:style style:name="P71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72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73" style:family="paragraph">
      <style:paragraph-properties fo:line-height="0.355cm" fo:text-align="left" style:tab-stop-distance="0.99961in" fo:margin-left="0in" fo:margin-right="0in" fo:text-indent="0in" fo:margin-top="0.01097in" fo:margin-bottom="-0in"/>
    </style:style>
    <style:style style:name="T7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75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76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77" style:family="graphic">
      <style:graphic-properties draw:stroke="none" draw:auto-grow-width="false" draw:auto-grow-height="false" draw:fill="none"/>
    </style:style>
    <style:style style:name="pr78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79" style:family="paragraph">
      <style:paragraph-properties style:font-independent-line-spacing="true"/>
    </style:style>
    <style:style style:name="P80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81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82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83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T8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8cm" style:font-relief="none"/>
    </style:style>
    <style:style style:name="T85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86" style:family="paragraph">
      <style:paragraph-properties fo:line-height="0.355cm" fo:text-align="left" style:tab-stop-distance="0.99961in" fo:margin-left="0in" fo:margin-right="0in" fo:text-indent="0in" fo:margin-top="0.01097in" fo:margin-bottom="-0in"/>
    </style:style>
    <style:style style:name="T87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88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89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90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91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92" style:family="paragraph">
      <style:paragraph-properties fo:line-height="0.355cm" fo:text-align="left" style:tab-stop-distance="0.99961in" fo:margin-left="0in" fo:margin-right="0in" fo:text-indent="0in" fo:margin-top="0.01097in" fo:margin-bottom="-0in"/>
    </style:style>
    <style:style style:name="T93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T9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8cm" style:font-relief="none"/>
    </style:style>
    <style:style style:name="T95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96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97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98" style:family="graphic">
      <style:graphic-properties draw:stroke="none" draw:auto-grow-width="false" draw:auto-grow-height="false" draw:fill="none"/>
    </style:style>
    <style:style style:name="pr99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00" style:family="paragraph">
      <style:paragraph-properties style:font-independent-line-spacing="true"/>
    </style:style>
    <style:style style:name="P101" style:family="paragraph">
      <style:paragraph-properties fo:line-height="0.433cm" fo:text-align="left" style:tab-stop-distance="0.99961in" fo:margin-left="0in" fo:margin-right="0in" fo:text-indent="0in" fo:margin-top="-0in" fo:margin-bottom="-0in"/>
    </style:style>
    <style:style style:name="T102" style:family="text">
      <style:text-properties fo:color="#000000" style:text-outline="false" style:text-position="0% 100%" fo:font-family="'Liberation Sans'" style:font-family-asian="'Arial'" style:font-family-complex="'Liberation Sans'" fo:font-size="11pt" fo:letter-spacing="normal" style:font-relief="none" fo:font-weight="bold"/>
    </style:style>
    <style:style style:name="gr103" style:family="graphic">
      <style:graphic-properties draw:stroke="none" draw:auto-grow-width="false" draw:auto-grow-height="false" draw:fill="none"/>
    </style:style>
    <style:style style:name="pr104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05" style:family="paragraph">
      <style:paragraph-properties style:font-independent-line-spacing="true"/>
    </style:style>
    <style:style style:name="P106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07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 fo:font-weight="bold"/>
    </style:style>
    <style:style style:name="T108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8cm" style:font-relief="none" fo:font-weight="bold"/>
    </style:style>
    <style:style style:name="T109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 fo:font-weight="bold"/>
    </style:style>
    <style:style style:name="P110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11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12" style:family="paragraph">
      <style:paragraph-properties fo:line-height="0.355cm" fo:text-align="left" style:tab-stop-distance="0.99961in" fo:margin-left="0in" fo:margin-right="0in" fo:text-indent="0in" fo:margin-top="0.01097in" fo:margin-bottom="-0in"/>
    </style:style>
    <style:style style:name="T113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14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15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116" style:family="graphic">
      <style:graphic-properties draw:stroke="none" draw:auto-grow-width="false" draw:auto-grow-height="false" draw:fill="none"/>
    </style:style>
    <style:style style:name="pr117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18" style:family="paragraph">
      <style:paragraph-properties style:font-independent-line-spacing="true"/>
    </style:style>
    <style:style style:name="P119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20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 fo:font-weight="bold"/>
    </style:style>
    <style:style style:name="T121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8cm" style:font-relief="none" fo:font-weight="bold"/>
    </style:style>
    <style:style style:name="T122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 fo:font-weight="bold"/>
    </style:style>
    <style:style style:name="P123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2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125" style:family="graphic">
      <style:graphic-properties draw:stroke="none" draw:auto-grow-width="false" draw:auto-grow-height="false" draw:fill="none"/>
    </style:style>
    <style:style style:name="pr126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27" style:family="paragraph">
      <style:paragraph-properties style:font-independent-line-spacing="true"/>
    </style:style>
    <style:style style:name="P128" style:family="paragraph">
      <style:paragraph-properties fo:line-height="0.552cm" fo:text-align="left" style:tab-stop-distance="0.99961in" fo:margin-left="0in" fo:margin-right="0in" fo:text-indent="0in" fo:margin-top="-0in" fo:margin-bottom="-0in"/>
    </style:style>
    <style:style style:name="T129" style:family="text">
      <style:text-properties fo:color="#548ab7" style:text-outline="false" style:text-position="0% 100%" fo:font-family="'Liberation Sans'" style:font-family-asian="'Arial'" style:font-family-complex="'Liberation Sans'" fo:font-size="14pt" fo:letter-spacing="normal" style:font-relief="none" fo:font-weight="bold" style:letter-kerning="true"/>
    </style:style>
    <style:style style:name="gr130" style:family="graphic">
      <style:graphic-properties draw:stroke="none" draw:auto-grow-width="false" draw:auto-grow-height="false" draw:fill="none"/>
    </style:style>
    <style:style style:name="pr131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32" style:family="paragraph">
      <style:paragraph-properties style:font-independent-line-spacing="true"/>
    </style:style>
    <style:style style:name="P133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3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35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36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137" style:family="graphic">
      <style:graphic-properties draw:stroke="none" draw:auto-grow-width="false" draw:auto-grow-height="false" draw:fill="none"/>
    </style:style>
    <style:style style:name="pr138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39" style:family="paragraph">
      <style:paragraph-properties style:font-independent-line-spacing="true"/>
    </style:style>
    <style:style style:name="P140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41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42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43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144" style:family="graphic">
      <style:graphic-properties draw:stroke="none" draw:auto-grow-width="false" draw:auto-grow-height="false" draw:fill="none"/>
    </style:style>
    <style:style style:name="pr145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46" style:family="paragraph">
      <style:paragraph-properties style:font-independent-line-spacing="true"/>
    </style:style>
    <style:style style:name="P147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48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 fo:font-weight="bold"/>
    </style:style>
    <style:style style:name="T149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0.088cm" style:font-relief="none" fo:font-weight="bold"/>
    </style:style>
    <style:style style:name="T150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 fo:font-weight="bold"/>
    </style:style>
    <style:style style:name="P151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52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53" style:family="paragraph">
      <style:paragraph-properties fo:line-height="0.355cm" fo:text-align="left" style:tab-stop-distance="0.99961in" fo:margin-left="0in" fo:margin-right="0in" fo:text-indent="0in" fo:margin-top="0.01097in" fo:margin-bottom="-0in"/>
    </style:style>
    <style:style style:name="T15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55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56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157" style:family="graphic">
      <style:graphic-properties draw:stroke="none" draw:auto-grow-width="false" draw:auto-grow-height="false" draw:fill="none"/>
    </style:style>
    <style:style style:name="pr158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59" style:family="paragraph">
      <style:paragraph-properties style:font-independent-line-spacing="true"/>
    </style:style>
    <style:style style:name="P160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61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62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63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164" style:family="graphic">
      <style:graphic-properties draw:stroke="none" draw:auto-grow-width="false" draw:auto-grow-height="false" draw:fill="none"/>
    </style:style>
    <style:style style:name="pr165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66" style:family="paragraph">
      <style:paragraph-properties style:font-independent-line-spacing="true"/>
    </style:style>
    <style:style style:name="P167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68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169" style:family="graphic">
      <style:graphic-properties draw:stroke="none" draw:auto-grow-width="false" draw:auto-grow-height="false" draw:fill="none"/>
    </style:style>
    <style:style style:name="pr170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71" style:family="paragraph">
      <style:paragraph-properties style:font-independent-line-spacing="true"/>
    </style:style>
    <style:style style:name="P172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73" style:family="text">
      <style:text-properties fo:color="#b85a22" style:text-outline="false" style:text-position="0% 100%" fo:font-family="'Liberation Sans'" style:font-family-asian="'Arial'" style:font-family-complex="'Liberation Sans'" fo:font-size="9pt" fo:letter-spacing="normal" style:font-relief="none" style:text-underline-type="single" style:text-underline-width="auto" style:text-underline-color="#b85a22"/>
    </style:style>
    <style:style style:name="gr174" style:family="graphic">
      <style:graphic-properties draw:stroke="none" draw:auto-grow-width="false" draw:auto-grow-height="false" draw:fill="none"/>
    </style:style>
    <style:style style:name="pr175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76" style:family="paragraph">
      <style:paragraph-properties style:font-independent-line-spacing="true"/>
    </style:style>
    <style:style style:name="P177" style:family="paragraph">
      <style:paragraph-properties fo:line-height="0.433cm" fo:text-align="left" style:tab-stop-distance="0.99961in" fo:margin-left="0in" fo:margin-right="0in" fo:text-indent="0in" fo:margin-top="-0in" fo:margin-bottom="-0in"/>
    </style:style>
    <style:style style:name="T178" style:family="text">
      <style:text-properties fo:color="#000000" style:text-outline="false" style:text-position="0% 100%" fo:font-family="'Liberation Sans'" style:font-family-asian="'Arial'" style:font-family-complex="'Liberation Sans'" fo:font-size="11pt" fo:letter-spacing="normal" style:font-relief="none" fo:font-weight="bold"/>
    </style:style>
    <style:style style:name="gr179" style:family="graphic">
      <style:graphic-properties draw:stroke="none" draw:auto-grow-width="false" draw:auto-grow-height="false" draw:fill="none"/>
    </style:style>
    <style:style style:name="pr180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81" style:family="paragraph">
      <style:paragraph-properties style:font-independent-line-spacing="true"/>
    </style:style>
    <style:style style:name="P182" style:family="paragraph">
      <style:paragraph-properties fo:line-height="0.552cm" fo:text-align="left" style:tab-stop-distance="0.99961in" fo:margin-left="0in" fo:margin-right="0in" fo:text-indent="0in" fo:margin-top="-0in" fo:margin-bottom="-0in"/>
    </style:style>
    <style:style style:name="T183" style:family="text">
      <style:text-properties fo:color="#548ab7" style:text-outline="false" style:text-position="0% 100%" fo:font-family="'Liberation Sans'" style:font-family-asian="'Arial'" style:font-family-complex="'Liberation Sans'" fo:font-size="14pt" fo:letter-spacing="normal" style:font-relief="none" fo:font-weight="bold" style:letter-kerning="true"/>
    </style:style>
    <style:style style:name="gr184" style:family="graphic">
      <style:graphic-properties draw:stroke="none" draw:auto-grow-width="false" draw:auto-grow-height="false" draw:fill="none"/>
    </style:style>
    <style:style style:name="pr185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86" style:family="paragraph">
      <style:paragraph-properties style:font-independent-line-spacing="true"/>
    </style:style>
    <style:style style:name="P187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88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89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90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91" style:family="paragraph">
      <style:paragraph-properties fo:line-height="0.355cm" fo:text-align="left" style:tab-stop-distance="0.99961in" fo:margin-left="0in" fo:margin-right="0in" fo:text-indent="0in" fo:margin-top="0.01097in" fo:margin-bottom="-0in"/>
    </style:style>
    <style:style style:name="T192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193" style:family="paragraph">
      <style:paragraph-properties fo:line-height="0.355cm" fo:text-align="left" style:tab-stop-distance="0.99961in" fo:margin-left="0in" fo:margin-right="0in" fo:text-indent="0in" fo:margin-top="0.00403in" fo:margin-bottom="-0in"/>
    </style:style>
    <style:style style:name="T194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195" style:family="graphic">
      <style:graphic-properties draw:stroke="none" draw:auto-grow-width="false" draw:auto-grow-height="false" draw:fill="none"/>
    </style:style>
    <style:style style:name="pr196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197" style:family="paragraph">
      <style:paragraph-properties style:font-independent-line-spacing="true"/>
    </style:style>
    <style:style style:name="P198" style:family="paragraph">
      <style:paragraph-properties fo:line-height="0.355cm" fo:text-align="left" style:tab-stop-distance="0.99961in" fo:margin-left="0in" fo:margin-right="0in" fo:text-indent="0in" fo:margin-top="-0in" fo:margin-bottom="-0in"/>
    </style:style>
    <style:style style:name="T199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200" style:family="paragraph">
      <style:paragraph-properties fo:line-height="0.355cm" fo:text-align="left" style:tab-stop-distance="0.99961in" fo:margin-left="0in" fo:margin-right="0in" fo:text-indent="0in" fo:margin-top="0.09413in" fo:margin-bottom="-0in"/>
    </style:style>
    <style:style style:name="T201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202" style:family="paragraph">
      <style:paragraph-properties fo:line-height="0.355cm" fo:text-align="left" style:tab-stop-distance="0.99961in" fo:margin-left="0in" fo:margin-right="0in" fo:text-indent="0in" fo:margin-top="0.09413in" fo:margin-bottom="-0in"/>
    </style:style>
    <style:style style:name="T203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204" style:family="paragraph">
      <style:paragraph-properties fo:line-height="0.355cm" fo:text-align="left" style:tab-stop-distance="0.99961in" fo:margin-left="0in" fo:margin-right="0in" fo:text-indent="0in" fo:margin-top="0.09413in" fo:margin-bottom="-0in"/>
    </style:style>
    <style:style style:name="T205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P206" style:family="paragraph">
      <style:paragraph-properties fo:line-height="0.355cm" fo:text-align="left" style:tab-stop-distance="0.99961in" fo:margin-left="0in" fo:margin-right="0in" fo:text-indent="0in" fo:margin-top="0.08719in" fo:margin-bottom="-0in"/>
    </style:style>
    <style:style style:name="T207" style:family="text">
      <style:text-properties fo:color="#000000" style:text-outline="false" style:text-position="0% 100%" fo:font-family="'Liberation Sans'" style:font-family-asian="'Arial'" style:font-family-complex="'Liberation Sans'" fo:font-size="9pt" fo:letter-spacing="normal" style:font-relief="none"/>
    </style:style>
    <style:style style:name="gr208" style:family="graphic">
      <style:graphic-properties draw:stroke="none" draw:auto-grow-width="false" draw:auto-grow-height="false" draw:fill="none"/>
    </style:style>
    <style:style style:name="pr209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210" style:family="paragraph">
      <style:paragraph-properties style:font-independent-line-spacing="true"/>
    </style:style>
    <style:style style:name="P211" style:family="paragraph">
      <style:paragraph-properties fo:line-height="0.276cm" fo:text-align="left" style:tab-stop-distance="0.99961in" fo:margin-left="0in" fo:margin-right="0in" fo:text-indent="0in" fo:margin-top="-0in" fo:margin-bottom="-0in"/>
    </style:style>
    <style:style style:name="T212" style:family="text">
      <style:text-properties fo:color="#ffffff" style:text-outline="false" style:text-position="0% 100%" fo:font-family="'Liberation Sans'" style:font-family-asian="'Arial'" style:font-family-complex="'Liberation Sans'" fo:font-size="7pt" fo:letter-spacing="normal" style:font-relief="none"/>
    </style:style>
    <style:style style:name="gr213" style:family="graphic">
      <style:graphic-properties draw:stroke="none" draw:auto-grow-width="false" draw:auto-grow-height="false" draw:fill="none"/>
    </style:style>
    <style:style style:name="pr214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215" style:family="paragraph">
      <style:paragraph-properties style:font-independent-line-spacing="true"/>
    </style:style>
    <style:style style:name="P216" style:family="paragraph">
      <style:paragraph-properties fo:line-height="0.276cm" fo:text-align="left" style:tab-stop-distance="0.99961in" fo:margin-left="0in" fo:margin-right="0in" fo:text-indent="0in" fo:margin-top="-0in" fo:margin-bottom="-0in"/>
    </style:style>
    <style:style style:name="T217" style:family="text">
      <style:text-properties fo:color="#ffffff" style:text-outline="false" style:text-position="0% 100%" fo:font-family="'Liberation Sans'" style:font-family-asian="'Arial'" style:font-family-complex="'Liberation Sans'" fo:font-size="7pt" fo:letter-spacing="normal" style:font-relief="none"/>
    </style:style>
    <style:style style:name="gr218" style:family="graphic">
      <style:graphic-properties draw:stroke="none" draw:auto-grow-width="false" draw:auto-grow-height="false" draw:fill="none"/>
    </style:style>
    <style:style style:name="pr219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220" style:family="paragraph">
      <style:paragraph-properties style:font-independent-line-spacing="true"/>
    </style:style>
    <style:style style:name="P221" style:family="paragraph">
      <style:paragraph-properties fo:line-height="0.276cm" fo:text-align="left" style:tab-stop-distance="0.99961in" fo:margin-left="0in" fo:margin-right="0in" fo:text-indent="0in" fo:margin-top="-0in" fo:margin-bottom="-0in"/>
    </style:style>
    <style:style style:name="T222" style:family="text">
      <style:text-properties fo:color="#ffffff" style:text-outline="false" style:text-position="0% 100%" fo:font-family="'Liberation Sans'" style:font-family-asian="'Arial'" style:font-family-complex="'Liberation Sans'" fo:font-size="7pt" fo:letter-spacing="normal" style:font-relief="none"/>
    </style:style>
    <style:style style:name="gr223" style:family="graphic">
      <style:graphic-properties draw:stroke="none" draw:auto-grow-width="false" draw:auto-grow-height="false" draw:fill="none"/>
    </style:style>
    <style:style style:name="pr224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225" style:family="paragraph">
      <style:paragraph-properties style:font-independent-line-spacing="true"/>
    </style:style>
    <style:style style:name="P226" style:family="paragraph">
      <style:paragraph-properties fo:line-height="0.276cm" fo:text-align="left" style:tab-stop-distance="0.99961in" fo:margin-left="0in" fo:margin-right="0in" fo:text-indent="0in" fo:margin-top="-0in" fo:margin-bottom="-0in"/>
    </style:style>
    <style:style style:name="T227" style:family="text">
      <style:text-properties fo:color="#ffffff" style:text-outline="false" style:text-position="0% 100%" fo:font-family="'Liberation Sans'" style:font-family-asian="'Arial'" style:font-family-complex="'Liberation Sans'" fo:font-size="7pt" fo:letter-spacing="normal" style:font-relief="none"/>
    </style:style>
    <style:style style:name="gr228" style:family="graphic">
      <style:graphic-properties draw:stroke="none" draw:auto-grow-width="false" draw:auto-grow-height="false" draw:fill="none"/>
    </style:style>
    <style:style style:name="pr229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P230" style:family="paragraph">
      <style:paragraph-properties style:font-independent-line-spacing="true"/>
    </style:style>
    <style:style style:name="P231" style:family="paragraph">
      <style:paragraph-properties fo:line-height="0.276cm" fo:text-align="left" style:tab-stop-distance="0.99961in" fo:margin-left="0in" fo:margin-right="0in" fo:text-indent="0in" fo:margin-top="-0in" fo:margin-bottom="-0in"/>
    </style:style>
    <style:style style:name="T232" style:family="text">
      <style:text-properties fo:color="#ffffff" style:text-outline="false" style:text-position="0% 100%" fo:font-family="'Liberation Sans'" style:font-family-asian="'Arial'" style:font-family-complex="'Liberation Sans'" fo:font-size="7pt" fo:letter-spacing="normal" style:font-relief="none"/>
    </style:style>
  </office:automatic-styles>
  <office:body>
    <office:presentation>
      <draw:page draw:name="Slide_256" draw:style-name="gp0" draw:master-page-name="Master1-Layout1-tx-" draw:id="Slide-256">
        <draw:frame draw:style-name="gr1" presentation:style-name="pr2" svg:x="0cm" svg:y="0cm" svg:width="0.035cm" svg:height="0.035cm">
          <draw:text-box/>
        </draw:frame>
        <draw:frame draw:style-name="gr3" presentation:style-name="pr4" svg:x="0.712cm" svg:y="0.597cm" svg:width="20.166cm" svg:height="26.745cm">
          <draw:text-box/>
        </draw:frame>
        <draw:frame draw:style-name="gr5" presentation:style-name="pr6" draw:text-style-name="P7" svg:x="9.092cm" svg:y="4.926cm" svg:width="5.315cm" svg:height="1.997cm">
          <draw:text-box>
            <text:p text:style-name="P8"><text:span text:style-name="T9">NAME</text:span></text:p>
          </draw:text-box>
        </draw:frame>
        <draw:frame draw:style-name="gr10" presentation:style-name="pr11" draw:text-style-name="P12" svg:x="9.092cm" svg:y="6.873cm" svg:width="5.128cm" svg:height="3.516cm">
          <draw:text-box>
            <text:p text:style-name="P13"><text:span text:style-name="T14">HERE</text:span></text:p>
            <text:p text:style-name="P15"><text:span text:style-name="T16">JOB</text:span><text:span text:style-name="T17"> </text:span><text:span text:style-name="T18">TITLE</text:span><text:span text:style-name="T19"> </text:span><text:span text:style-name="T20">HERE</text:span></text:p>
            <text:p text:style-name="P21"><text:span text:style-name="T22">EDUCATION</text:span></text:p>
          </draw:text-box>
        </draw:frame>
        <draw:frame draw:style-name="gr23" presentation:style-name="pr24" draw:text-style-name="P25" svg:x="1.473cm" svg:y="9.853cm" svg:width="2.564cm" svg:height="0.658cm">
          <draw:text-box>
            <text:p text:style-name="P26"><text:span text:style-name="T27">PROFILE</text:span></text:p>
          </draw:text-box>
        </draw:frame>
        <draw:frame draw:style-name="gr28" presentation:style-name="pr29" draw:text-style-name="P30" svg:x="1.473cm" svg:y="10.627cm" svg:width="6.335cm" svg:height="2.651cm">
          <draw:text-box>
            <text:p text:style-name="P31"><text:span text:style-name="T32">Want to put your own image in the circle?</text:span></text:p>
            <text:p text:style-name="P33"><text:span text:style-name="T34">It is easy!</text:span><text:span text:style-name="T35"> </text:span><text:span text:style-name="T36">Select the image and do a right</text:span></text:p>
            <text:p text:style-name="P37"><text:span text:style-name="T38">mouse click.</text:span><text:span text:style-name="T39"> </text:span><text:span text:style-name="T40">Select “Fill” from the</text:span></text:p>
            <text:p text:style-name="P41"><text:span text:style-name="T42">shortcut menu.</text:span><text:span text:style-name="T43"> </text:span><text:span text:style-name="T44">Choose Picture… from</text:span></text:p>
            <text:p text:style-name="P45"><text:span text:style-name="T46">the list.</text:span><text:span text:style-name="T47"> </text:span><text:span text:style-name="T48">Navigate your computer to get</text:span></text:p>
            <text:p text:style-name="P49"><text:span text:style-name="T50">the appropriate picture.</text:span><text:span text:style-name="T51"> </text:span><text:span text:style-name="T52">Click okay to</text:span></text:p>
            <text:p text:style-name="P53"><text:span text:style-name="T54">insert your selected image.</text:span></text:p>
          </draw:text-box>
        </draw:frame>
        <draw:frame draw:style-name="gr55" presentation:style-name="pr56" draw:text-style-name="P57" svg:x="9.092cm" svg:y="10.575cm" svg:width="9.847cm" svg:height="1.556cm">
          <draw:text-box>
            <text:p text:style-name="P58"><text:span text:style-name="T59">[School Name]</text:span></text:p>
            <text:p text:style-name="P60"><text:span text:style-name="T61">[Dates From] - [To]</text:span></text:p>
            <text:p text:style-name="P62"><text:span text:style-name="T63">[It’s okay to brag about your GPA, awards, and honors. Feel free to</text:span></text:p>
            <text:p text:style-name="P64"><text:span text:style-name="T65">summarize your coursework too.]</text:span></text:p>
          </draw:text-box>
        </draw:frame>
        <draw:frame draw:style-name="gr66" presentation:style-name="pr67" draw:text-style-name="P68" svg:x="9.092cm" svg:y="12.401cm" svg:width="9.847cm" svg:height="1.556cm">
          <draw:text-box>
            <text:p text:style-name="P69"><text:span text:style-name="T70">[School Name]</text:span></text:p>
            <text:p text:style-name="P71"><text:span text:style-name="T72">[Dates From] - [To]</text:span></text:p>
            <text:p text:style-name="P73"><text:span text:style-name="T74">[It’s okay to brag about your GPA, awards, and honors. Feel free to</text:span></text:p>
            <text:p text:style-name="P75"><text:span text:style-name="T76">summarize your coursework too.]</text:span></text:p>
          </draw:text-box>
        </draw:frame>
        <draw:frame draw:style-name="gr77" presentation:style-name="pr78" draw:text-style-name="P79" svg:x="1.473cm" svg:y="13.547cm" svg:width="6.298cm" svg:height="2.651cm">
          <draw:text-box>
            <text:p text:style-name="P80"><text:span text:style-name="T81">Once your image has been inserted,</text:span></text:p>
            <text:p text:style-name="P82"><text:span text:style-name="T83">select it again.</text:span><text:span text:style-name="T84"> </text:span><text:span text:style-name="T85">Go to the Picture Tools</text:span></text:p>
            <text:p text:style-name="P86"><text:span text:style-name="T87">Format menu. Click on the down arrow</text:span></text:p>
            <text:p text:style-name="P88"><text:span text:style-name="T89">below “Crop” and select “Fill” from the list.</text:span></text:p>
            <text:p text:style-name="P90"><text:span text:style-name="T91">This will auto adjust your image to crop to</text:span></text:p>
            <text:p text:style-name="P92"><text:span text:style-name="T93">the image.</text:span><text:span text:style-name="T94"> </text:span><text:span text:style-name="T95">You can click and drag your</text:span></text:p>
            <text:p text:style-name="P96"><text:span text:style-name="T97">image to place it appropriately.</text:span></text:p>
          </draw:text-box>
        </draw:frame>
        <draw:frame draw:style-name="gr98" presentation:style-name="pr99" draw:text-style-name="P100" svg:x="9.092cm" svg:y="14.287cm" svg:width="4.261cm" svg:height="0.539cm">
          <draw:text-box>
            <text:p text:style-name="P101"><text:span text:style-name="T102">WORK EXPERIENCE</text:span></text:p>
          </draw:text-box>
        </draw:frame>
        <draw:frame draw:style-name="gr103" presentation:style-name="pr104" draw:text-style-name="P105" svg:x="9.092cm" svg:y="15.013cm" svg:width="10.517cm" svg:height="1.556cm">
          <draw:text-box>
            <text:p text:style-name="P106"><text:span text:style-name="T107">[Company Name]</text:span><text:span text:style-name="T108"> </text:span><text:span text:style-name="T109">[Job Title]</text:span></text:p>
            <text:p text:style-name="P110"><text:span text:style-name="T111">[Dates From]–[To]</text:span></text:p>
            <text:p text:style-name="P112"><text:span text:style-name="T113">[Describe your responsibilities and achievements in terms of impact and</text:span></text:p>
            <text:p text:style-name="P114"><text:span text:style-name="T115">results. Use examples but keep in short.]</text:span></text:p>
          </draw:text-box>
        </draw:frame>
        <draw:frame draw:style-name="gr116" presentation:style-name="pr117" draw:text-style-name="P118" svg:x="9.092cm" svg:y="16.838cm" svg:width="4.727cm" svg:height="0.826cm">
          <draw:text-box>
            <text:p text:style-name="P119"><text:span text:style-name="T120">[Company Name]</text:span><text:span text:style-name="T121"> </text:span><text:span text:style-name="T122">[Job Title]</text:span></text:p>
            <text:p text:style-name="P123"><text:span text:style-name="T124">[Dates From]–[To]</text:span></text:p>
          </draw:text-box>
        </draw:frame>
        <draw:frame draw:style-name="gr125" presentation:style-name="pr126" draw:text-style-name="P127" svg:x="1.473cm" svg:y="16.897cm" svg:width="2.837cm" svg:height="0.658cm">
          <draw:text-box>
            <text:p text:style-name="P128"><text:span text:style-name="T129">CONTACT</text:span></text:p>
          </draw:text-box>
        </draw:frame>
        <draw:frame draw:style-name="gr130" presentation:style-name="pr131" draw:text-style-name="P132" svg:x="9.092cm" svg:y="17.568cm" svg:width="10.517cm" svg:height="0.826cm">
          <draw:text-box>
            <text:p text:style-name="P133"><text:span text:style-name="T134">[Describe your responsibilities and achievements in terms of impact and</text:span></text:p>
            <text:p text:style-name="P135"><text:span text:style-name="T136">results. Use examples but keep in short.]</text:span></text:p>
          </draw:text-box>
        </draw:frame>
        <draw:frame draw:style-name="gr137" presentation:style-name="pr138" draw:text-style-name="P139" svg:x="1.473cm" svg:y="17.67cm" svg:width="2.4cm" svg:height="0.826cm">
          <draw:text-box>
            <text:p text:style-name="P140"><text:span text:style-name="T141">PHONE:</text:span></text:p>
            <text:p text:style-name="P142"><text:span text:style-name="T143">678-555-0103</text:span></text:p>
          </draw:text-box>
        </draw:frame>
        <draw:frame draw:style-name="gr144" presentation:style-name="pr145" draw:text-style-name="P146" svg:x="9.092cm" svg:y="18.663cm" svg:width="10.517cm" svg:height="1.556cm">
          <draw:text-box>
            <text:p text:style-name="P147"><text:span text:style-name="T148">[Company Name]</text:span><text:span text:style-name="T149"> </text:span><text:span text:style-name="T150">[Job Title]</text:span></text:p>
            <text:p text:style-name="P151"><text:span text:style-name="T152">[Dates From]–[To]</text:span></text:p>
            <text:p text:style-name="P153"><text:span text:style-name="T154">[Describe your responsibilities and achievements in terms of impact and</text:span></text:p>
            <text:p text:style-name="P155"><text:span text:style-name="T156">results. Use examples but keep in short.]</text:span></text:p>
          </draw:text-box>
        </draw:frame>
        <draw:frame draw:style-name="gr157" presentation:style-name="pr158" draw:text-style-name="P159" svg:x="1.473cm" svg:y="18.766cm" svg:width="3.071cm" svg:height="0.826cm">
          <draw:text-box>
            <text:p text:style-name="P160"><text:span text:style-name="T161">WEBSITE:</text:span></text:p>
            <text:p text:style-name="P162"><text:span text:style-name="T163">Website goes here</text:span></text:p>
          </draw:text-box>
        </draw:frame>
        <draw:frame draw:style-name="gr164" presentation:style-name="pr165" draw:text-style-name="P166" svg:x="1.473cm" svg:y="19.861cm" svg:width="1.464cm" svg:height="0.461cm">
          <draw:text-box>
            <text:p text:style-name="P167"><text:span text:style-name="T168">EMAIL:</text:span></text:p>
          </draw:text-box>
        </draw:frame>
        <draw:frame draw:style-name="gr169" presentation:style-name="pr170" draw:text-style-name="P171" svg:x="1.473cm" svg:y="20.226cm" svg:width="3.94cm" svg:height="0.461cm">
          <draw:text-box>
            <text:p text:style-name="P172"><text:span text:style-name="T173">someone@example.com</text:span></text:p>
          </draw:text-box>
        </draw:frame>
        <draw:frame draw:style-name="gr174" presentation:style-name="pr175" draw:text-style-name="P176" svg:x="9.092cm" svg:y="20.914cm" svg:width="1.803cm" svg:height="0.539cm">
          <draw:text-box>
            <text:p text:style-name="P177"><text:span text:style-name="T178">SKILLS</text:span></text:p>
          </draw:text-box>
        </draw:frame>
        <draw:frame draw:style-name="gr179" presentation:style-name="pr180" draw:text-style-name="P181" svg:x="1.473cm" svg:y="21.02cm" svg:width="2.673cm" svg:height="0.658cm">
          <draw:text-box>
            <text:p text:style-name="P182"><text:span text:style-name="T183">HOBBIES</text:span></text:p>
          </draw:text-box>
        </draw:frame>
        <draw:frame draw:style-name="gr184" presentation:style-name="pr185" draw:text-style-name="P186" svg:x="1.473cm" svg:y="21.794cm" svg:width="1.782cm" svg:height="1.556cm">
          <draw:text-box>
            <text:p text:style-name="P187"><text:span text:style-name="T188">Hobby #1</text:span></text:p>
            <text:p text:style-name="P189"><text:span text:style-name="T190">Hobby #2</text:span></text:p>
            <text:p text:style-name="P191"><text:span text:style-name="T192">Hobby #3</text:span></text:p>
            <text:p text:style-name="P193"><text:span text:style-name="T194">Hobby #4</text:span></text:p>
          </draw:text-box>
        </draw:frame>
        <draw:frame draw:style-name="gr195" presentation:style-name="pr196" draw:text-style-name="P197" svg:x="9.553cm" svg:y="21.783cm" svg:width="1.447cm" svg:height="2.837cm">
          <draw:text-box>
            <text:p text:style-name="P198"><text:span text:style-name="T199">Skill #1</text:span></text:p>
            <text:p text:style-name="P200"><text:span text:style-name="T201">Skill #2</text:span></text:p>
            <text:p text:style-name="P202"><text:span text:style-name="T203">Skill #3</text:span></text:p>
            <text:p text:style-name="P204"><text:span text:style-name="T205">Skill #4</text:span></text:p>
            <text:p text:style-name="P206"><text:span text:style-name="T207">Skill #5</text:span></text:p>
          </draw:text-box>
        </draw:frame>
        <draw:frame draw:style-name="gr208" presentation:style-name="pr209" draw:text-style-name="P210" svg:x="12.075cm" svg:y="21.785cm" svg:width="0.865cm" svg:height="0.382cm">
          <draw:text-box>
            <text:p text:style-name="P211"><text:span text:style-name="T212">35%</text:span></text:p>
          </draw:text-box>
        </draw:frame>
        <draw:frame draw:style-name="gr213" presentation:style-name="pr214" draw:text-style-name="P215" svg:x="13.747cm" svg:y="22.379cm" svg:width="0.865cm" svg:height="0.382cm">
          <draw:text-box>
            <text:p text:style-name="P216"><text:span text:style-name="T217">75%</text:span></text:p>
          </draw:text-box>
        </draw:frame>
        <draw:frame draw:style-name="gr218" presentation:style-name="pr219" draw:text-style-name="P220" svg:x="11.656cm" svg:y="22.973cm" svg:width="0.865cm" svg:height="0.382cm">
          <draw:text-box>
            <text:p text:style-name="P221"><text:span text:style-name="T222">25%</text:span></text:p>
          </draw:text-box>
        </draw:frame>
        <draw:frame draw:style-name="gr223" presentation:style-name="pr224" draw:text-style-name="P225" svg:x="14.724cm" svg:y="23.567cm" svg:width="1.002cm" svg:height="0.382cm">
          <draw:text-box>
            <text:p text:style-name="P226"><text:span text:style-name="T227">100%</text:span></text:p>
          </draw:text-box>
        </draw:frame>
        <draw:frame draw:style-name="gr228" presentation:style-name="pr229" draw:text-style-name="P230" svg:x="12.702cm" svg:y="24.161cm" svg:width="0.865cm" svg:height="0.382cm">
          <draw:text-box>
            <text:p text:style-name="P231"><text:span text:style-name="T232">50%</text:span></text:p>
          </draw:text-box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styles>
    <draw:fill-image draw:name="Img0" xlink:href="Pictures/image1.jpeg"/>
    <draw:fill-image draw:name="Img1" xlink:href="Pictures/image2.jpeg"/>
  </office:styles>
  <office:automatic-styles>
    <style:page-layout style:name="pageLayout1">
      <style:page-layout-properties fo:page-width="27.938cm" fo:page-height="21.589cm" style:print-orientation="landscape"/>
    </style:page-layout>
    <style:page-layout style:name="pageLayout3">
      <style:page-layout-properties fo:page-width="21.589cm" fo:page-height="27.938cm" style:print-orientation="portrait"/>
    </style:page-layout>
    <style:page-layout style:name="noteLayout1">
      <style:page-layout-properties fo:page-width="21.589cm" fo:page-height="27.938cm" style:print-orientation="portrait"/>
    </style:page-layout>
    <style:style style:name="gp4" style:family="drawing-page">
      <style:drawing-page-properties draw:fill="solid" draw:fill-color="#ffffff" presentation:background-objects-visible="false" presentation:display-header="false" presentation:display-footer="false" presentation:display-page-number="false" presentation:display-date-time="false"/>
    </style:style>
    <style:style style:name="Mgr0" style:family="graphic">
      <style:graphic-properties draw:auto-grow-width="false" draw:auto-grow-height="false"/>
    </style:style>
    <style:style style:name="Mpr1" style:family="presentation">
      <style:graphic-properties draw:stroke="none" draw:fill="none"/>
    </style:style>
    <style:style style:name="Mgr2" style:family="graphic">
      <style:graphic-properties draw:auto-grow-width="false" draw:auto-grow-height="false"/>
    </style:style>
    <style:style style:name="Mpr3" style:family="presentation">
      <style:graphic-properties draw:stroke="none" draw:fill="none"/>
    </style:style>
    <style:style style:name="Mgr4" style:family="graphic">
      <style:graphic-properties draw:auto-grow-width="false" draw:auto-grow-height="false"/>
    </style:style>
    <style:style style:name="Mpr5" style:family="presentation">
      <style:graphic-properties draw:stroke="none" draw:fill="none"/>
    </style:style>
    <style:style style:name="Mgr6" style:family="graphic">
      <style:graphic-properties draw:auto-grow-width="false" draw:auto-grow-height="false"/>
    </style:style>
    <style:style style:name="Mpr7" style:family="presentation">
      <style:graphic-properties draw:stroke="none" draw:fill="none"/>
    </style:style>
    <style:style style:name="Mgr8" style:family="graphic">
      <style:graphic-properties draw:auto-grow-width="false" draw:auto-grow-height="false"/>
    </style:style>
    <style:style style:name="Mpr9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MP10" style:family="paragraph">
      <style:paragraph-properties style:font-independent-line-spacing="true"/>
    </style:style>
    <style:style style:name="MP11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12" style:family="text">
      <style:text-properties fo:color="#898989" style:text-outline="false" style:text-position="0% 100%" fo:font-family="'Arial'" style:font-family-asian="'Arial'" style:font-family-complex="'Arial'" fo:font-size="18pt" fo:letter-spacing="normal" style:font-relief="none" style:letter-kerning="true"/>
    </style:style>
    <style:style style:name="gp18" style:family="drawing-page">
      <style:drawing-page-properties draw:fill="solid" draw:fill-color="#ffffff" presentation:background-objects-visible="false" presentation:display-header="false" presentation:display-footer="false" presentation:display-page-number="false" presentation:display-date-time="false"/>
    </style:style>
    <style:style style:name="Mgr13" style:family="graphic">
      <style:graphic-properties draw:auto-grow-width="false" draw:auto-grow-height="false"/>
    </style:style>
    <style:style style:name="Mpr14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MP15" style:family="paragraph">
      <style:paragraph-properties style:font-independent-line-spacing="true"/>
    </style:style>
    <style:style style:name="MP16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MT17" style:family="text">
      <style:text-properties fo:color="#000000" style:text-outline="false" style:text-position="0% 100%" fo:font-family="'Calibri'" style:font-family-asian="'Calibri'" style:font-family-complex="'Arial'" fo:font-size="18pt" fo:letter-spacing="normal" style:font-relief="none" style:letter-kerning="true"/>
    </style:style>
    <style:style style:name="Mgr18" style:family="graphic">
      <style:graphic-properties draw:auto-grow-width="false" draw:auto-grow-height="false"/>
    </style:style>
    <style:style style:name="Mpr19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MP20" style:family="paragraph">
      <style:paragraph-properties style:font-independent-line-spacing="true"/>
    </style:style>
    <style:style style:name="MP21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MT22" style:family="text">
      <style:text-properties fo:color="#000000" style:text-outline="false" style:text-position="0% 100%" fo:font-family="'Calibri'" style:font-family-asian="'Calibri'" style:font-family-complex="'Arial'" fo:font-size="18pt" fo:letter-spacing="normal" style:font-relief="none" style:letter-kerning="true"/>
    </style:style>
    <style:style style:name="MP23" style:family="paragraph">
      <style:paragraph-properties fo:line-height="100%" fo:text-align="left" style:tab-stop-distance="0.99961in" fo:margin-left="0.4998in" fo:margin-right="0in" fo:text-indent="0in" fo:margin-top="0in" fo:margin-bottom="0in"/>
    </style:style>
    <style:style style:name="MT24" style:family="text">
      <style:text-properties fo:color="#000000" style:text-outline="false" style:text-position="0% 100%" fo:font-family="'Calibri'" style:font-family-asian="'Calibri'" style:font-family-complex="'Arial'" fo:font-size="18pt" fo:letter-spacing="normal" style:font-relief="none" style:letter-kerning="true"/>
    </style:style>
    <style:style style:name="MP25" style:family="paragraph">
      <style:paragraph-properties fo:line-height="100%" fo:text-align="left" style:tab-stop-distance="0.99961in" fo:margin-left="0.99961in" fo:margin-right="0in" fo:text-indent="0in" fo:margin-top="0in" fo:margin-bottom="0in"/>
    </style:style>
    <style:style style:name="MT26" style:family="text">
      <style:text-properties fo:color="#000000" style:text-outline="false" style:text-position="0% 100%" fo:font-family="'Calibri'" style:font-family-asian="'Calibri'" style:font-family-complex="'Arial'" fo:font-size="18pt" fo:letter-spacing="normal" style:font-relief="none" style:letter-kerning="true"/>
    </style:style>
    <style:style style:name="MP27" style:family="paragraph">
      <style:paragraph-properties fo:line-height="100%" fo:text-align="left" style:tab-stop-distance="0.99961in" fo:margin-left="1.49941in" fo:margin-right="0in" fo:text-indent="0in" fo:margin-top="0in" fo:margin-bottom="0in"/>
    </style:style>
    <style:style style:name="MT28" style:family="text">
      <style:text-properties fo:color="#000000" style:text-outline="false" style:text-position="0% 100%" fo:font-family="'Calibri'" style:font-family-asian="'Calibri'" style:font-family-complex="'Arial'" fo:font-size="18pt" fo:letter-spacing="normal" style:font-relief="none" style:letter-kerning="true"/>
    </style:style>
    <style:style style:name="MP29" style:family="paragraph">
      <style:paragraph-properties fo:line-height="100%" fo:text-align="left" style:tab-stop-distance="0.99961in" fo:margin-left="1.99922in" fo:margin-right="0in" fo:text-indent="0in" fo:margin-top="0in" fo:margin-bottom="0in"/>
    </style:style>
    <style:style style:name="MT30" style:family="text">
      <style:text-properties fo:color="#000000" style:text-outline="false" style:text-position="0% 100%" fo:font-family="'Calibri'" style:font-family-asian="'Calibri'" style:font-family-complex="'Arial'" fo:font-size="18pt" fo:letter-spacing="normal" style:font-relief="none" style:letter-kerning="true"/>
    </style:style>
    <style:style style:name="Mgr31" style:family="graphic">
      <style:graphic-properties draw:auto-grow-width="false" draw:auto-grow-height="false"/>
    </style:style>
    <style:style style:name="Mpr32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MP33" style:family="paragraph">
      <style:paragraph-properties style:font-independent-line-spacing="true"/>
    </style:style>
    <style:style style:name="MP34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MT35" style:family="text">
      <style:text-properties fo:color="#898989" style:text-outline="false" style:text-position="0% 100%" fo:font-family="'Arial'" style:font-family-asian="'Arial'" style:font-family-complex="'Arial'" fo:font-size="18pt" fo:letter-spacing="normal" style:font-relief="none" style:letter-kerning="true"/>
    </style:style>
    <style:style style:name="Mgr36" style:family="graphic">
      <style:graphic-properties draw:auto-grow-width="false" draw:auto-grow-height="false"/>
    </style:style>
    <style:style style:name="Mpr37" style:family="presentation">
      <style:graphic-properties draw:stroke="none" draw:textarea-vertical-align="top" fo:wrap-option="wrap" fo:padding-top="0in" fo:padding-bottom="0in" fo:padding-left="0in" fo:padding-right="0in" draw:fill="none"/>
    </style:style>
    <style:style style:name="MP38" style:family="paragraph">
      <style:paragraph-properties style:font-independent-line-spacing="true"/>
    </style:style>
    <style:style style:name="MP39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40" style:family="text">
      <style:text-properties fo:color="#898989" style:text-outline="false" style:text-position="0% 100%" fo:font-family="'Arial'" style:font-family-asian="'Arial'" style:font-family-complex="'Arial'" fo:font-size="18pt" fo:letter-spacing="normal" style:font-relief="none" style:letter-kerning="true"/>
    </style:style>
  </office:automatic-styles>
  <office:master-styles>
    <style:master-page style:name="Master1-Slide" style:page-layout-name="pageLayout3" draw:style-name="gp4">
      <style:header/>
      <style:footer/>
      <draw:frame draw:style-name="Mgr0" presentation:style-name="Mpr1" svg:x="1.049cm" svg:y="1.188cm" svg:width="18.882cm" svg:height="4.752cm" presentation:class="title">
        <draw:text-box/>
      </draw:frame>
      <draw:frame draw:style-name="Mgr2" presentation:style-name="Mpr3" svg:x="1.049cm" svg:y="6.831cm" svg:width="18.882cm" svg:height="19.603cm" presentation:class="outline">
        <draw:text-box/>
      </draw:frame>
      <draw:frame draw:style-name="Mgr4" presentation:style-name="Mpr5" svg:x="7.133cm" svg:y="27.623cm" svg:width="6.714cm" svg:height="1.485cm" presentation:class="footer">
        <draw:text-box/>
      </draw:frame>
      <draw:frame draw:style-name="Mgr6" presentation:style-name="Mpr7" svg:x="1.049cm" svg:y="27.623cm" svg:width="4.825cm" svg:height="1.485cm" presentation:class="date-time">
        <draw:text-box/>
      </draw:frame>
      <draw:frame draw:style-name="Mgr8" presentation:style-name="Mpr9" draw:text-style-name="MP10" svg:x="15.106cm" svg:y="27.623cm" svg:width="4.825cm" svg:height="1.485cm" presentation:class="page-number">
        <draw:text-box>
          <text:p text:style-name="MP11"><text:span text:style-name="MT12">В‹#В›</text:span></text:p>
        </draw:text-box>
      </draw:frame>
    </style:master-page>
    <style:master-page style:name="Master1-Layout1-tx-" style:page-layout-name="pageLayout3" draw:style-name="gp18">
      <style:header/>
      <style:footer/>
      <draw:frame draw:style-name="Mgr13" presentation:style-name="Mpr14" draw:text-style-name="MP15" svg:x="1.049cm" svg:y="1.188cm" svg:width="18.882cm" svg:height="4.752cm" presentation:class="title">
        <draw:text-box>
          <text:p text:style-name="MP16"><text:span text:style-name="MT17">Title</text:span></text:p>
        </draw:text-box>
      </draw:frame>
      <draw:frame draw:style-name="Mgr18" presentation:style-name="Mpr19" draw:text-style-name="MP20" svg:x="1.049cm" svg:y="6.831cm" svg:width="18.882cm" svg:height="19.603cm" presentation:class="outline">
        <draw:text-box>
          <text:p text:style-name="MP21"><text:span text:style-name="MT22">Text</text:span></text:p>
          <text:p text:style-name="MP23"><text:span text:style-name="MT24">Second level</text:span></text:p>
          <text:p text:style-name="MP25"><text:span text:style-name="MT26">Third level</text:span></text:p>
          <text:p text:style-name="MP27"><text:span text:style-name="MT28">Fourth level</text:span></text:p>
          <text:p text:style-name="MP29"><text:span text:style-name="MT30">Fifth level</text:span></text:p>
        </draw:text-box>
      </draw:frame>
      <draw:frame draw:style-name="Mgr31" presentation:style-name="Mpr32" draw:text-style-name="MP33" svg:x="1.049cm" svg:y="27.623cm" svg:width="4.825cm" svg:height="1.485cm" presentation:class="date-time">
        <draw:text-box>
          <text:p text:style-name="MP34"><text:span text:style-name="MT35">27.02.2014</text:span></text:p>
        </draw:text-box>
      </draw:frame>
      <draw:frame draw:style-name="Mgr36" presentation:style-name="Mpr37" draw:text-style-name="MP38" svg:x="15.106cm" svg:y="27.623cm" svg:width="4.825cm" svg:height="1.485cm" presentation:class="page-number">
        <draw:text-box>
          <text:p text:style-name="MP39"><text:span text:style-name="MT40">‹#›</text:span></text:p>
        </draw:text-box>
      </draw:frame>
    </style:master-page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 Office PowerPoint</meta:generator>
    <dc:title>Presentation PowerPoint</dc:title>
    <meta:initial-creator>root</meta:initial-creator>
    <dc:creator>root</dc:creator>
    <meta:creation-date>0001-01-01T00:00:00.0000000</meta:creation-date>
    <dc:date>2024-01-10T08:01:20.0000000Z</dc:date>
    <meta:print-date>0001-01-01T00:00:00.0000000</meta:print-date>
    <meta:editing-cycles>1</meta:editing-cycles>
    <meta:editing-duration>PT0H0M0S</meta:editing-duration>
  </office:meta>
</office:document-meta>
</file>